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ntarell" svg:font-family="Cantarell" style:font-pitch="variable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84.51pt"/>
    </style:style>
    <style:style style:name="co2" style:family="table-column">
      <style:table-column-properties fo:break-before="auto" style:column-width="270pt"/>
    </style:style>
    <style:style style:name="co3" style:family="table-column">
      <style:table-column-properties fo:break-before="auto" style:column-width="90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URL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अत्तरिया</text:p>
          </table:table-cell>
          <table:table-cell table:style-name="ce2" office:value-type="string" calcext:value-type="string">
            <text:p><text:a xlink:href="http://www.attariyamun.gov.np/ne" xlink:type="simple">http://www.attariya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अनन्तेश्वर</text:p>
          </table:table-cell>
          <table:table-cell table:style-name="ce2" office:value-type="string" calcext:value-type="string">
            <text:p><text:a xlink:href="http://anantalingeshwormun.gov.np/ne" xlink:type="simple">http://anantalingeshwor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अपी</text:p>
          </table:table-cell>
          <table:table-cell table:style-name="ce2" office:value-type="string" calcext:value-type="string">
            <text:p><text:a xlink:href="http://apimun.gov.np/ne" xlink:type="simple">http://api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अमरगढी</text:p>
          </table:table-cell>
          <table:table-cell table:style-name="ce2" office:value-type="string" calcext:value-type="string">
            <text:p><text:a xlink:href="http://amargadhimun.gov.np/?language=ne" xlink:type="simple">http://amargadhimun.gov.np/?language=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आँबुखैरेनी</text:p>
          </table:table-cell>
          <table:table-cell table:style-name="ce2" office:value-type="string" calcext:value-type="string">
            <text:p><text:a xlink:href="http://anbukhairenimun.gov.np/ne" xlink:type="simple">http://anbukhaireni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इटहरी</text:p>
          </table:table-cell>
          <table:table-cell table:style-name="ce2" office:value-type="string" calcext:value-type="string">
            <text:p><text:a xlink:href="http://itaharimun.gov.np/ne" xlink:type="simple">http://itahari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इनरुवा</text:p>
          </table:table-cell>
          <table:table-cell table:style-name="ce2" office:value-type="string" calcext:value-type="string">
            <text:p><text:a xlink:href="http://itaharimun.gov.np/ne" xlink:type="simple">http://itahari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ईलाम</text:p>
          </table:table-cell>
          <table:table-cell table:style-name="ce2" office:value-type="string" calcext:value-type="string">
            <text:p><text:a xlink:href="http://ilammun.gov.np/ne" xlink:type="simple">http://ilam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ईश्वरपूर</text:p>
          </table:table-cell>
          <table:table-cell table:style-name="ce2" office:value-type="string" calcext:value-type="string">
            <text:p><text:a xlink:href="http://www.ishworpurmun.gov.np/ne" xlink:type="simple">http://www.ishworpur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उर्लाबारी</text:p>
          </table:table-cell>
          <table:table-cell table:style-name="ce2" office:value-type="string" calcext:value-type="string">
            <text:p><text:a xlink:href="http://www.urlabarimun.gov.np/ne" xlink:type="simple">http://www.urlabari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कटारी</text:p>
          </table:table-cell>
          <table:table-cell table:style-name="ce2" office:value-type="string" calcext:value-type="string">
            <text:p><text:a xlink:href="http://www.kataarimun.gov.np/ne" xlink:type="simple">http://www.kataari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कन्काई</text:p>
          </table:table-cell>
          <table:table-cell table:style-name="ce2" office:value-type="string" calcext:value-type="string">
            <text:p><text:a xlink:href="http://www.kankaimun.gov.np/ne" xlink:type="simple">http://www.kankai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कन्चनरुप</text:p>
          </table:table-cell>
          <table:table-cell table:style-name="ce2" office:value-type="string" calcext:value-type="string">
            <text:p><text:a xlink:href="http://www.kanchanrupmun.gov.np/ne" xlink:type="simple">http://www.kanchanrup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कपिलवस्तु</text:p>
          </table:table-cell>
          <table:table-cell table:style-name="ce2" office:value-type="string" calcext:value-type="string">
            <text:p><text:a xlink:href="http://kapilvastumun.gov.np/?language=ne" xlink:type="simple">http://kapilvastumun.gov.np/?language=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कमलबजार</text:p>
          </table:table-cell>
          <table:table-cell table:style-name="ce2" office:value-type="string" calcext:value-type="string">
            <text:p><text:a xlink:href="http://kamalbazarmun.gov.np/ne" xlink:type="simple">http://kamalbazar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कमलामाई</text:p>
          </table:table-cell>
          <table:table-cell table:style-name="ce2" office:value-type="string" calcext:value-type="string">
            <text:p><text:a xlink:href="http://kamalamaimun.gov.np/" xlink:type="simple">http://kamalamaimun.gov.np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करापुटार</text:p>
          </table:table-cell>
          <table:table-cell table:style-name="ce2" office:value-type="string" calcext:value-type="string">
            <text:p><text:a xlink:href="http://karaputarmun.gov.np/ne" xlink:type="simple">http://karaputar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कलैया</text:p>
          </table:table-cell>
          <table:table-cell table:style-name="ce2" office:value-type="string" calcext:value-type="string">
            <text:p><text:a xlink:href="http://kalaiyamun.gov.np/" xlink:type="simple">http://kalaiyamun.gov.np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कागेश्वरीमनोहरा</text:p>
          </table:table-cell>
          <table:table-cell table:style-name="ce2" office:value-type="string" calcext:value-type="string">
            <text:p><text:a xlink:href="http://www.kageshworimanoharamun.gov.np/ne" xlink:type="simple">http://www.kageshworimanohara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काठमाडौँ</text:p>
          </table:table-cell>
          <table:table-cell table:style-name="ce2" office:value-type="string" calcext:value-type="string">
            <text:p><text:a xlink:href="http://kathmandumun.gov.np/" xlink:type="simple">http://kathmandumun.gov.np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कार्यविनायक</text:p>
          </table:table-cell>
          <table:table-cell table:style-name="ce2" office:value-type="string" calcext:value-type="string">
            <text:p><text:a xlink:href="http://www.karyabinayakmun.gov.np/ne" xlink:type="simple">http://www.karyabinayak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कालिका</text:p>
          </table:table-cell>
          <table:table-cell table:style-name="ce2" office:value-type="string" calcext:value-type="string">
            <text:p><text:a xlink:href="http://kalikamun.gov.np/ne" xlink:type="simple">http://kalika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कावासोती</text:p>
          </table:table-cell>
          <table:table-cell table:style-name="ce2" office:value-type="string" calcext:value-type="string">
            <text:p><text:a xlink:href="http://www.kawasotimun.gov.np/ne" xlink:type="simple">http://www.kawasoti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काशिखंड</text:p>
          </table:table-cell>
          <table:table-cell table:style-name="ce2" office:value-type="string" calcext:value-type="string">
            <text:p><text:a xlink:href="http://www.kashikhandmun.gov.np/ne" xlink:type="simple">http://www.kashikhand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कुश्मा</text:p>
          </table:table-cell>
          <table:table-cell table:style-name="ce2" office:value-type="string" calcext:value-type="string">
            <text:p><text:a xlink:href="http://www.kushmamun.gov.np/ne" xlink:type="simple">http://www.kushma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कृष्णनगर</text:p>
          </table:table-cell>
          <table:table-cell table:style-name="ce2" office:value-type="string" calcext:value-type="string">
            <text:p><text:a xlink:href="http://www.krishnanagarmun.gov.np/ne" xlink:type="simple">http://www.krishnanagar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कृष्णपुर</text:p>
          </table:table-cell>
          <table:table-cell table:style-name="ce2" office:value-type="string" calcext:value-type="string">
            <text:p><text:a xlink:href="http://krishnapurmun.gov.np/ne" xlink:type="simple">http://krishnapur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कोल्हाबी</text:p>
          </table:table-cell>
          <table:table-cell table:style-name="ce2" office:value-type="string" calcext:value-type="string">
            <text:p><text:a xlink:href="http://www.kolhabimun.gov.np/ne" xlink:type="simple">http://www.kolhabi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कोशी हरैचा</text:p>
          </table:table-cell>
          <table:table-cell table:style-name="ce2" office:value-type="string" calcext:value-type="string">
            <text:p><text:a xlink:href="http://www.koshiharaichamun.gov.np/ne" xlink:type="simple">http://www.koshiharaicha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कोहलपुर</text:p>
          </table:table-cell>
          <table:table-cell table:style-name="ce2" office:value-type="string" calcext:value-type="string">
            <text:p><text:a xlink:href="http://www.kohalpurmun.gov.np/ne" xlink:type="simple">http://www.kohalpur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खादँवारी</text:p>
          </table:table-cell>
          <table:table-cell table:style-name="ce2" office:value-type="string" calcext:value-type="string">
            <text:p><text:a xlink:href="http://khandbarimun.gov.np/" xlink:type="simple">http://khandbarimun.gov.np/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खैरहनी</text:p>
          </table:table-cell>
          <table:table-cell table:style-name="ce2" office:value-type="string" calcext:value-type="string">
            <text:p><text:a xlink:href="http://www.khairhanimun.gov.np/ne" xlink:type="simple">http://www.khairhani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गरुडा</text:p>
          </table:table-cell>
          <table:table-cell table:style-name="ce2" office:value-type="string" calcext:value-type="string">
            <text:p><text:a xlink:href="http://www.garudamun.gov.np/ne" xlink:type="simple">http://www.garuda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गुलरिया</text:p>
          </table:table-cell>
          <table:table-cell table:style-name="ce2" office:value-type="string" calcext:value-type="string">
            <text:p><text:a xlink:href="http://gulariyamun.gov.np/?language=ne" xlink:type="simple">http://gulariyamun.gov.np/?language=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गैडाकोट</text:p>
          </table:table-cell>
          <table:table-cell table:style-name="ce2" office:value-type="string" calcext:value-type="string">
            <text:p><text:a xlink:href="http://www.gaindakotmun.gov.np/ne" xlink:type="simple">http://www.gaindakot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गोकर्णेश्वर</text:p>
          </table:table-cell>
          <table:table-cell table:style-name="ce2" office:value-type="string" calcext:value-type="string">
            <text:p><text:a xlink:href="http://www.gokarneshwormun.gov.np/ne" xlink:type="simple">http://www.gokarneshwor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गोदावरी</text:p>
          </table:table-cell>
          <table:table-cell table:style-name="ce2" office:value-type="string" calcext:value-type="string">
            <text:p><text:a xlink:href="http://www.godawarimun.gov.np/ne" xlink:type="simple">http://www.godawari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गोरखा</text:p>
          </table:table-cell>
          <table:table-cell table:style-name="ce2" office:value-type="string" calcext:value-type="string">
            <text:p><text:a xlink:href="http://gorkhamun.gov.np/" xlink:type="simple">http://gorkhamun.gov.np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गोलबजार</text:p>
          </table:table-cell>
          <table:table-cell table:style-name="ce2" office:value-type="string" calcext:value-type="string">
            <text:p><text:a xlink:href="http://www.golbazarmun.gov.np/ne" xlink:type="simple">http://www.golbazar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गौर</text:p>
          </table:table-cell>
          <table:table-cell table:style-name="ce2" office:value-type="string" calcext:value-type="string">
            <text:p><text:a xlink:href="http://gaurmun.gov.np/?language=ne" xlink:type="simple">http://gaurmun.gov.np/?language=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गौरादह</text:p>
          </table:table-cell>
          <table:table-cell table:style-name="ce2" office:value-type="string" calcext:value-type="string">
            <text:p><text:a xlink:href="http://gauradahamun.gov.np/ne" xlink:type="simple">http://gauradaha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गौशाला</text:p>
          </table:table-cell>
          <table:table-cell table:style-name="ce2" office:value-type="string" calcext:value-type="string">
            <text:p><text:a xlink:href="http://www.gaushalamun.gov.np/ne" xlink:type="simple">http://www.gaushala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गढ़िमाई</text:p>
          </table:table-cell>
          <table:table-cell table:style-name="ce2" office:value-type="string" calcext:value-type="string">
            <text:p><text:a xlink:href="http://www.gadhimaimun.gov.np/ne" xlink:type="simple">http://www.gadhimai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घोडाघोडी</text:p>
          </table:table-cell>
          <table:table-cell table:style-name="ce2" office:value-type="string" calcext:value-type="string">
            <text:p><text:a xlink:href="http://www.ghodaghodimun.gov.np/ne" xlink:type="simple">http://www.ghodaghodi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घोराही</text:p>
          </table:table-cell>
          <table:table-cell table:style-name="ce2" office:value-type="string" calcext:value-type="string">
            <text:p><text:a xlink:href="http://ghorahimun.gov.np/" xlink:type="simple">http://ghorahimun.gov.np/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चंद्रपुर</text:p>
          </table:table-cell>
          <table:table-cell table:style-name="ce2" office:value-type="string" calcext:value-type="string">
            <text:p><text:a xlink:href="http://www.chandrapurmun.gov.np/ne" xlink:type="simple">http://www.chandrapur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चन्द्रागिरी</text:p>
          </table:table-cell>
          <table:table-cell table:style-name="ce2" office:value-type="string" calcext:value-type="string">
            <text:p><text:a xlink:href="http://www.chandragirimun.gov.np/ne" xlink:type="simple">http://www.chandragiri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चरनाथ</text:p>
          </table:table-cell>
          <table:table-cell table:style-name="ce2" office:value-type="string" calcext:value-type="string">
            <text:p><text:a xlink:href="http://www.charnathmun.gov.np/ne" xlink:type="simple">http://www.charnath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चाँगुनारायण</text:p>
          </table:table-cell>
          <table:table-cell table:style-name="ce2" office:value-type="string" calcext:value-type="string">
            <text:p><text:a xlink:href="http://www.changunarayanmun.gov.np/ne" xlink:type="simple">http://www.changunarayan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चापाकोट</text:p>
          </table:table-cell>
          <table:table-cell table:style-name="ce2" office:value-type="string" calcext:value-type="string">
            <text:p><text:a xlink:href="http://www.chapakotmun.gov.np/" xlink:type="simple">http://www.chapakotmun.gov.np/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चित्रवन</text:p>
          </table:table-cell>
          <table:table-cell table:style-name="ce2" office:value-type="string" calcext:value-type="string">
            <text:p><text:a xlink:href="http://www.chitrawanmun.gov.np/ne" xlink:type="simple">http://www.chitrawan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चैनपुर</text:p>
          </table:table-cell>
          <table:table-cell table:style-name="ce2" office:value-type="string" calcext:value-type="string">
            <text:p><text:a xlink:href="http://www.chainpurmun.gov.np/ne" xlink:type="simple">http://www.chainpur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चौतारा</text:p>
          </table:table-cell>
          <table:table-cell table:style-name="ce2" office:value-type="string" calcext:value-type="string">
            <text:p><text:a xlink:href="http://www.chautaramun.gov.np/ne" xlink:type="simple">http://www.chautara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चौरजहारी</text:p>
          </table:table-cell>
          <table:table-cell table:style-name="ce2" office:value-type="string" calcext:value-type="string">
            <text:p><text:a xlink:href="http://chaurjaharimun.gov.np/ne" xlink:type="simple">http://chaurjahari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जनकपुर</text:p>
          </table:table-cell>
          <table:table-cell table:style-name="ce2" office:value-type="string" calcext:value-type="string">
            <text:p><text:a xlink:href="http://janakpurmun.gov.np/" xlink:type="simple">http://janakpurmun.gov.np/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जयपृथ्वी</text:p>
          </table:table-cell>
          <table:table-cell table:style-name="ce2" office:value-type="string" calcext:value-type="string">
            <text:p><text:a xlink:href="http://www.jayaprithvimun.gov.np/ne" xlink:type="simple">http://www.jayaprithvi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जलेश्वर</text:p>
          </table:table-cell>
          <table:table-cell table:style-name="ce2" office:value-type="string" calcext:value-type="string">
            <text:p><text:a xlink:href="http://jaleshwarmun.gov.np/" xlink:type="simple">http://jaleshwarmun.gov.np/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जिरी</text:p>
          </table:table-cell>
          <table:table-cell table:style-name="ce2" office:value-type="string" calcext:value-type="string">
            <text:p><text:a xlink:href="http://www.jirimun.gov.np/ne" xlink:type="simple">http://www.jiri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झलारीपिपलाडी</text:p>
          </table:table-cell>
          <table:table-cell table:style-name="ce2" office:value-type="string" calcext:value-type="string">
            <text:p><text:a xlink:href="http://www.jhalaripipaladimun.gov.np/ne" xlink:type="simple">http://www.jhalaripipaladi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टीकापुर</text:p>
          </table:table-cell>
          <table:table-cell table:style-name="ce2" office:value-type="string" calcext:value-type="string">
            <text:p><text:a xlink:href="http://tikapurmun.gov.np/?language=ne" xlink:type="simple">http://tikapurmun.gov.np/?language=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टोखा</text:p>
          </table:table-cell>
          <table:table-cell table:style-name="ce2" office:value-type="string" calcext:value-type="string">
            <text:p><text:a xlink:href="http://www.tokhamun.gov.np/" xlink:type="simple">http://www.tokhamun.gov.np/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तानसेन</text:p>
          </table:table-cell>
          <table:table-cell table:style-name="ce2" office:value-type="string" calcext:value-type="string">
            <text:p><text:a xlink:href="http://tansenmun.gov.np/?language=ne" xlink:type="simple">http://tansenmun.gov.np/?language=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ताप्लेजुङ</text:p>
          </table:table-cell>
          <table:table-cell table:style-name="ce2" office:value-type="string" calcext:value-type="string">
            <text:p><text:a xlink:href="http://www.taplejungmun.gov.np/ne" xlink:type="simple">http://www.taplejung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तारकेश्वर</text:p>
          </table:table-cell>
          <table:table-cell table:style-name="ce2" office:value-type="string" calcext:value-type="string">
            <text:p><text:a xlink:href="http://www.tarakeshwormun.gov.np/ne" xlink:type="simple">http://www.tarakeshwor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तिलोत्तमा</text:p>
          </table:table-cell>
          <table:table-cell table:style-name="ce2" office:value-type="string" calcext:value-type="string">
            <text:p><text:a xlink:href="http://www.tilottamamun.gov.np/ne" xlink:type="simple">http://www.tilottama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तुलसीपुर</text:p>
          </table:table-cell>
          <table:table-cell table:style-name="ce2" office:value-type="string" calcext:value-type="string">
            <text:p><text:a xlink:href="http://tulsipurmun.gov.np/" xlink:type="simple">http://tulsipurmun.gov.np/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त्रिपुर</text:p>
          </table:table-cell>
          <table:table-cell table:style-name="ce2" office:value-type="string" calcext:value-type="string">
            <text:p><text:a xlink:href="http://www.tripurmun.gov.np/ne" xlink:type="simple">http://www.tripur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त्रियुगा</text:p>
          </table:table-cell>
          <table:table-cell table:style-name="ce2" office:value-type="string" calcext:value-type="string">
            <text:p><text:a xlink:href="http://triyugamun.gov.np/ne" xlink:type="simple">http://triyuga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थाहा</text:p>
          </table:table-cell>
          <table:table-cell table:style-name="ce2" office:value-type="string" calcext:value-type="string">
            <text:p><text:a xlink:href="http://www.thahamun.gov.np/ne" xlink:type="simple">http://www.thaha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दक्षिणकाली</text:p>
          </table:table-cell>
          <table:table-cell table:style-name="ce2" office:value-type="string" calcext:value-type="string">
            <text:p><text:a xlink:href="http://www.daxinkalimun.gov.np/ne" xlink:type="simple">http://www.daxinkali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दमक</text:p>
          </table:table-cell>
          <table:table-cell table:style-name="ce2" office:value-type="string" calcext:value-type="string">
            <text:p><text:a xlink:href="http://damakmun.gov.np/ne" xlink:type="simple">http://damak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दशरथचन्द</text:p>
          </table:table-cell>
          <table:table-cell table:style-name="ce2" office:value-type="string" calcext:value-type="string">
            <text:p><text:a xlink:href="http://dasharathchandmun.gov.np/ne" xlink:type="simple">http://dasharathchand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दिक्तेल</text:p>
          </table:table-cell>
          <table:table-cell table:style-name="ce2" office:value-type="string" calcext:value-type="string">
            <text:p><text:a xlink:href="http://www.diktelmun.gov.np/ne" xlink:type="simple">http://www.diktel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दिपायल सिलगढी</text:p>
          </table:table-cell>
          <table:table-cell table:style-name="ce2" office:value-type="string" calcext:value-type="string">
            <text:p><text:a xlink:href="http://dipayalsilgadhimun.gov.np/" xlink:type="simple">http://dipayalsilgadhimun.gov.np/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दुधकुण्ड</text:p>
          </table:table-cell>
          <table:table-cell table:style-name="ce2" office:value-type="string" calcext:value-type="string">
            <text:p><text:a xlink:href="http://www.dudhkundamun.gov.np/ne" xlink:type="simple">http://www.dudhkunda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दुधौली</text:p>
          </table:table-cell>
          <table:table-cell table:style-name="ce2" office:value-type="string" calcext:value-type="string">
            <text:p><text:a xlink:href="http://www.dudhaulimun.gov.np/ne" xlink:type="simple">http://www.dudhauli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दुल्लु</text:p>
          </table:table-cell>
          <table:table-cell table:style-name="ce2" office:value-type="string" calcext:value-type="string">
            <text:p><text:a xlink:href="http://www.dullumun.gov.np/ne" xlink:type="simple">http://www.dullu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दुहवी भलुवा</text:p>
          </table:table-cell>
          <table:table-cell table:style-name="ce2" office:value-type="string" calcext:value-type="string">
            <text:p><text:a xlink:href="http://www.duhabibhaluwamun.gov.np/ne" xlink:type="simple">http://www.duhabibhaluwa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देउमाई</text:p>
          </table:table-cell>
          <table:table-cell table:style-name="ce2" office:value-type="string" calcext:value-type="string">
            <text:p><text:a xlink:href="http://www.deumaimun.gov.np/ne" xlink:type="simple">http://www.deumai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देवचुली</text:p>
          </table:table-cell>
          <table:table-cell table:style-name="ce2" office:value-type="string" calcext:value-type="string">
            <text:p><text:a xlink:href="http://www.devchulimun.gov.np/ne" xlink:type="simple">http://www.devchuli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देवदह</text:p>
          </table:table-cell>
          <table:table-cell table:style-name="ce2" office:value-type="string" calcext:value-type="string">
            <text:p><text:a xlink:href="http://www.devdahamun.gov.np/ne" xlink:type="simple">http://www.devdaha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दोधराचादनी</text:p>
          </table:table-cell>
          <table:table-cell table:style-name="ce2" office:value-type="string" calcext:value-type="string">
            <text:p><text:a xlink:href="http://www.dodharachadanimun.gov.np/ne" xlink:type="simple">http://www.dodharachadani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धनकुटा</text:p>
          </table:table-cell>
          <table:table-cell table:style-name="ce2" office:value-type="string" calcext:value-type="string">
            <text:p><text:a xlink:href="http://dhankutamun.gov.np/ne" xlink:type="simple">http://dhankuta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धनगढी</text:p>
          </table:table-cell>
          <table:table-cell table:style-name="ce2" office:value-type="string" calcext:value-type="string">
            <text:p><text:a xlink:href="http://dhangadhimun.gov.np/?language=ne" xlink:type="simple">http://dhangadhimun.gov.np/?language=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धनगढीमाई</text:p>
          </table:table-cell>
          <table:table-cell table:style-name="ce2" office:value-type="string" calcext:value-type="string">
            <text:p><text:a xlink:href="http://dhangadhimaimun.gov.np/ne" xlink:type="simple">http://dhangadhimai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धनुषाधाम</text:p>
          </table:table-cell>
          <table:table-cell table:style-name="ce2" office:value-type="string" calcext:value-type="string">
            <text:p><text:a xlink:href="http://www.dhanushadhammun.gov.np/ne" xlink:type="simple">http://www.dhanushadham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धरान</text:p>
          </table:table-cell>
          <table:table-cell table:style-name="ce2" office:value-type="string" calcext:value-type="string">
            <text:p><text:a xlink:href="http://dharan.gov.np/ne" xlink:type="simple">http://dhara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नागार्जुन</text:p>
          </table:table-cell>
          <table:table-cell table:style-name="ce2" office:value-type="string" calcext:value-type="string">
            <text:p><text:a xlink:href="http://www.nagarjunmun.gov.np/ne" xlink:type="simple">http://www.nagarjun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नारायण</text:p>
          </table:table-cell>
          <table:table-cell table:style-name="ce2" office:value-type="string" calcext:value-type="string">
            <text:p><text:a xlink:href="http://narayanmun.gov.np/" xlink:type="simple">http://narayanmun.gov.np/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नारायणी</text:p>
          </table:table-cell>
          <table:table-cell table:style-name="ce2" office:value-type="string" calcext:value-type="string">
            <text:p><text:a xlink:href="http://www.narayanimun.gov.np/ne" xlink:type="simple">http://www.narayani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निजगड</text:p>
          </table:table-cell>
          <table:table-cell table:style-name="ce2" office:value-type="string" calcext:value-type="string">
            <text:p><text:a xlink:href="http://www.nijgadhmun.gov.np/ne" xlink:type="simple">http://www.nijgadh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निलकण्ठ</text:p>
          </table:table-cell>
          <table:table-cell table:style-name="ce2" office:value-type="string" calcext:value-type="string">
            <text:p><text:a xlink:href="http://www.nilkanthamun.gov.np/ne" xlink:type="simple">http://www.nilkantha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नेपालगन्ज</text:p>
          </table:table-cell>
          <table:table-cell table:style-name="ce2" office:value-type="string" calcext:value-type="string">
            <text:p><text:a xlink:href="http://nepalgunjmun.gov.np/?language=ne" xlink:type="simple">http://nepalgunjmun.gov.np/?language=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पथरी शनिश्चरे</text:p>
          </table:table-cell>
          <table:table-cell table:style-name="ce2" office:value-type="string" calcext:value-type="string">
            <text:p><text:a xlink:href="http://www.patharishanishcharemun.gov.np/ne" xlink:type="simple">http://www.patharishanishchare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परशुराम</text:p>
          </table:table-cell>
          <table:table-cell table:style-name="ce2" office:value-type="string" calcext:value-type="string">
            <text:p><text:a xlink:href="http://www.parasurammun.gov.np/ne" xlink:type="simple">http://www.parasuram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पाँचखाल</text:p>
          </table:table-cell>
          <table:table-cell table:style-name="ce2" office:value-type="string" calcext:value-type="string">
            <text:p><text:a xlink:href="http://www.panchkhalmun.gov.np/ne" xlink:type="simple">http://www.panchkhal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पाख्रिबास</text:p>
          </table:table-cell>
          <table:table-cell table:style-name="ce2" office:value-type="string" calcext:value-type="string">
            <text:p><text:a xlink:href="http://www.pakhribasmun.gov.np/ne" xlink:type="simple">http://www.pakhribas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पाटन</text:p>
          </table:table-cell>
          <table:table-cell table:style-name="ce2" office:value-type="string" calcext:value-type="string">
            <text:p><text:a xlink:href="http://www.patanmun.gov.np/ne" xlink:type="simple">http://www.patan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पालुम्टार</text:p>
          </table:table-cell>
          <table:table-cell table:style-name="ce1" office:value-type="string" calcext:value-type="string">
            <text:p>http://www.palungtarmun.gov./n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पुतलीबजार</text:p>
          </table:table-cell>
          <table:table-cell table:style-name="ce2" office:value-type="string" calcext:value-type="string">
            <text:p><text:a xlink:href="http://putalibazarmun.gov.np/" xlink:type="simple">http://putalibazarmun.gov.np/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पुनर्बास</text:p>
          </table:table-cell>
          <table:table-cell table:style-name="ce2" office:value-type="string" calcext:value-type="string">
            <text:p><text:a xlink:href="http://www.punarbasmun.gov.np/ne" xlink:type="simple">http://www.punarbas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पोखरा</text:p>
          </table:table-cell>
          <table:table-cell table:style-name="ce2" office:value-type="string" calcext:value-type="string">
            <text:p><text:a xlink:href="http://pokharamun.gov.np/?language=ne" xlink:type="simple">http://pokharamun.gov.np/?language=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पोखरिया</text:p>
          </table:table-cell>
          <table:table-cell table:style-name="ce2" office:value-type="string" calcext:value-type="string">
            <text:p><text:a xlink:href="http://www.pokhariyamun.gov.np/ne" xlink:type="simple">http://www.pokhariya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प्युठान</text:p>
          </table:table-cell>
          <table:table-cell table:style-name="ce2" office:value-type="string" calcext:value-type="string">
            <text:p><text:a xlink:href="http://www.pyuthanmun.gov.np/ne" xlink:type="simple">http://www.pyuthan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फिदिम</text:p>
          </table:table-cell>
          <table:table-cell table:style-name="ce2" office:value-type="string" calcext:value-type="string">
            <text:p><text:a xlink:href="http://www.phidimmun.gov.np/ne" xlink:type="simple">http://www.phidim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बज्रबाराही</text:p>
          </table:table-cell>
          <table:table-cell table:style-name="ce2" office:value-type="string" calcext:value-type="string">
            <text:p><text:a xlink:href="http://bajrabarahimun.gov.np/ne" xlink:type="simple">http://bajrabarahi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बढीमालिका</text:p>
          </table:table-cell>
          <table:table-cell table:style-name="ce2" office:value-type="string" calcext:value-type="string">
            <text:p><text:a xlink:href="http://www.badimalikamun.gov.np/ne" xlink:type="simple">http://www.badimalika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बन्दीपुर</text:p>
          </table:table-cell>
          <table:table-cell table:style-name="ce2" office:value-type="string" calcext:value-type="string">
            <text:p><text:a xlink:href="http://www.bandipurmun.gov.np/ne" xlink:type="simple">http://www.bandipur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बबई</text:p>
          </table:table-cell>
          <table:table-cell table:style-name="ce2" office:value-type="string" calcext:value-type="string">
            <text:p><text:a xlink:href="http://babaimun.gov.np/ne" xlink:type="simple">http://babai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बरहथवा</text:p>
          </table:table-cell>
          <table:table-cell table:style-name="ce2" office:value-type="string" calcext:value-type="string">
            <text:p><text:a xlink:href="http://barhathwamun.gov.np/ne" xlink:type="simple">http://barhathwa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बर्दघाट</text:p>
          </table:table-cell>
          <table:table-cell table:style-name="ce2" office:value-type="string" calcext:value-type="string">
            <text:p><text:a xlink:href="http://www.bardghatmun.gov.np/ne" xlink:type="simple">http://www.bardghat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बर्दिबास</text:p>
          </table:table-cell>
          <table:table-cell table:style-name="ce2" office:value-type="string" calcext:value-type="string">
            <text:p><text:a xlink:href="http://www.bardibasmun.gov.np/ne" xlink:type="simple">http://www.bardibas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बाँसगढी</text:p>
          </table:table-cell>
          <table:table-cell table:style-name="ce2" office:value-type="string" calcext:value-type="string">
            <text:p><text:a xlink:href="http://www.bansgadhimun.gov.np/ne" xlink:type="simple">http://www.bansgadhi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बागचौर</text:p>
          </table:table-cell>
          <table:table-cell table:style-name="ce2" office:value-type="string" calcext:value-type="string">
            <text:p><text:a xlink:href="http://bagchaurmun.gov.np/ne" xlink:type="simple">http://bagchaur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बाग्लुङ</text:p>
          </table:table-cell>
          <table:table-cell table:style-name="ce2" office:value-type="string" calcext:value-type="string">
            <text:p><text:a xlink:href="http://baglungmun.gov.np/?language=ne" xlink:type="simple">http://baglungmun.gov.np/?language=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बाणगङ्गा</text:p>
          </table:table-cell>
          <table:table-cell table:style-name="ce2" office:value-type="string" calcext:value-type="string">
            <text:p><text:a xlink:href="http://www.bangangamun.gov.np/ne" xlink:type="simple">http://www.banganga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बिदुर</text:p>
          </table:table-cell>
          <table:table-cell table:style-name="ce2" office:value-type="string" calcext:value-type="string">
            <text:p><text:a xlink:href="http://bidurmun.gov.np/ne" xlink:type="simple">http://bidur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बिर्तामोड</text:p>
          </table:table-cell>
          <table:table-cell table:style-name="ce2" office:value-type="string" calcext:value-type="string">
            <text:p><text:a xlink:href="http://www.birtamodmun.gov.np/ne" xlink:type="simple">http://www.birtamod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बुटवल</text:p>
          </table:table-cell>
          <table:table-cell table:style-name="ce2" office:value-type="string" calcext:value-type="string">
            <text:p><text:a xlink:href="http://butwalmun.gov.np/?language=ne" xlink:type="simple">http://butwalmun.gov.np/?language=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बुढानिलकण्ठ</text:p>
          </table:table-cell>
          <table:table-cell table:style-name="ce2" office:value-type="string" calcext:value-type="string">
            <text:p><text:a xlink:href="http://www.budhanilkanthamun.gov.np/ne" xlink:type="simple">http://www.budhanilkantha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बुद्धबाटिका</text:p>
          </table:table-cell>
          <table:table-cell table:style-name="ce2" office:value-type="string" calcext:value-type="string">
            <text:p><text:a xlink:href="http://www.buddhabatikamun.gov.np/ne" xlink:type="simple">http://www.buddhabatika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बेदकोट</text:p>
          </table:table-cell>
          <table:table-cell table:style-name="ce2" office:value-type="string" calcext:value-type="string">
            <text:p><text:a xlink:href="http://bedkotmun.gov.np/ne" xlink:type="simple">http://bedkot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बेनी</text:p>
          </table:table-cell>
          <table:table-cell table:style-name="ce2" office:value-type="string" calcext:value-type="string">
            <text:p><text:a xlink:href="http://www.benimun.gov.np/ne" xlink:type="simple">http://www.beni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बेलवारी</text:p>
          </table:table-cell>
          <table:table-cell table:style-name="ce2" office:value-type="string" calcext:value-type="string">
            <text:p><text:a xlink:href="http://www.belbarimun.gov.np/ne" xlink:type="simple">http://www.belbari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बेलौरी</text:p>
          </table:table-cell>
          <table:table-cell table:style-name="ce2" office:value-type="string" calcext:value-type="string">
            <text:p><text:a xlink:href="http://www.belaurimun.gov.np/ne" xlink:type="simple">http://www.belauri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बेल्टार बसाहा</text:p>
          </table:table-cell>
          <table:table-cell table:style-name="ce2" office:value-type="string" calcext:value-type="string">
            <text:p><text:a xlink:href="http://www.beltarbasaahamun.gov.np/ne" xlink:type="simple">http://www.beltarbasaaha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बेशीसहर</text:p>
          </table:table-cell>
          <table:table-cell table:style-name="ce2" office:value-type="string" calcext:value-type="string">
            <text:p><text:a xlink:href="http://www.besishaharmun.gov.np/ne" xlink:type="simple">http://www.besishahar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भजनीत्रिशक्ति</text:p>
          </table:table-cell>
          <table:table-cell table:style-name="ce2" office:value-type="string" calcext:value-type="string">
            <text:p><text:a xlink:href="http://www.bhajanitrishaktimun.gov.np/ne" xlink:type="simple">http://www.bhajanitrishakti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भद्रपुर</text:p>
          </table:table-cell>
          <table:table-cell table:style-name="ce2" office:value-type="string" calcext:value-type="string">
            <text:p><text:a xlink:href="http://bhadrapur.municipality.gov.np/ne" xlink:type="simple">http://bhadrapur.municipality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भरतपुर</text:p>
          </table:table-cell>
          <table:table-cell table:style-name="ce2" office:value-type="string" calcext:value-type="string">
            <text:p><text:a xlink:href="http://bharatpur.municipality.gov.np/?language=ne" xlink:type="simple">http://bharatpur.municipality.gov.np/?language=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भानु</text:p>
          </table:table-cell>
          <table:table-cell table:style-name="ce2" office:value-type="string" calcext:value-type="string">
            <text:p><text:a xlink:href="http://bhanumun.gov.np/ne" xlink:type="simple">http://bhanu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भिमेश्वर</text:p>
          </table:table-cell>
          <table:table-cell table:style-name="ce2" office:value-type="string" calcext:value-type="string">
            <text:p><text:a xlink:href="http://bhimeshwormun.gov.np/ne" xlink:type="simple">http://bhimeshwor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भीमदत्त</text:p>
          </table:table-cell>
          <table:table-cell table:style-name="ce2" office:value-type="string" calcext:value-type="string">
            <text:p><text:a xlink:href="http://bheemdattamun.gov.np/ne" xlink:type="simple">http://bheemdatta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भीर्कोट</text:p>
          </table:table-cell>
          <table:table-cell table:style-name="ce2" office:value-type="string" calcext:value-type="string">
            <text:p><text:a xlink:href="http://bheerkotmun.gov.np/ne" xlink:type="simple">http://bheerkot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भृकुटी</text:p>
          </table:table-cell>
          <table:table-cell table:style-name="ce2" office:value-type="string" calcext:value-type="string">
            <text:p><text:a xlink:href="http://bhrikutimun.gov.np/ne" xlink:type="simple">http://bhrikuti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भेरीगंगा</text:p>
          </table:table-cell>
          <table:table-cell table:style-name="ce2" office:value-type="string" calcext:value-type="string">
            <text:p><text:a xlink:href="http://www.bherigangamun.gov.np/" xlink:type="simple">http://www.bherigangamun.gov.np/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भेरीमलिका</text:p>
          </table:table-cell>
          <table:table-cell table:style-name="ce2" office:value-type="string" calcext:value-type="string">
            <text:p><text:a xlink:href="http://bherimalikamun.gov.np/ne" xlink:type="simple">http://bherimalika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भोजपुर</text:p>
          </table:table-cell>
          <table:table-cell table:style-name="ce2" office:value-type="string" calcext:value-type="string">
            <text:p><text:a xlink:href="http://www.bhojpurmun.gov.np/ne" xlink:type="simple">http://www.bhojpur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मंगलसेन</text:p>
          </table:table-cell>
          <table:table-cell table:style-name="ce2" office:value-type="string" calcext:value-type="string">
            <text:p><text:a xlink:href="http://www.mangalsenmun.gov.np/ne" xlink:type="simple">http://www.mangalsen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मध्यनेपाल</text:p>
          </table:table-cell>
          <table:table-cell table:style-name="ce2" office:value-type="string" calcext:value-type="string">
            <text:p><text:a xlink:href="http://madhyanepalmun.gov.np/ne" xlink:type="simple">http://madhyanepalmun.gov.np/ne</text:a>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मध्यपुर थिमि</text:p>
          </table:table-cell>
          <table:table-cell table:style-name="ce2" office:value-type="string" calcext:value-type="string">
            <text:p><text:a xlink:href="http://madhyapurthimimun.gov.np/ne" xlink:type="simple">http://madhyapurthimi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मध्यबिन्दु</text:p>
          </table:table-cell>
          <table:table-cell table:style-name="ce2" office:value-type="string" calcext:value-type="string">
            <text:p><text:a xlink:href="http://madhyabindumun.gov.np/ne" xlink:type="simple">http://madhyabindu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मन्थली</text:p>
          </table:table-cell>
          <table:table-cell table:style-name="ce2" office:value-type="string" calcext:value-type="string">
            <text:p><text:a xlink:href="http://www.manthalimun.gov.np/ne" xlink:type="simple">http://www.manthali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मलङ्गवा</text:p>
          </table:table-cell>
          <table:table-cell table:style-name="ce2" office:value-type="string" calcext:value-type="string">
            <text:p><text:a xlink:href="http://malangwamun.gov.np/" xlink:type="simple">http://malangwamun.gov.np/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महागढीमाई</text:p>
          </table:table-cell>
          <table:table-cell table:style-name="ce2" office:value-type="string" calcext:value-type="string">
            <text:p><text:a xlink:href="http://www.mahagadimaimun.gov.np/ne" xlink:type="simple">http://www.mahagadimai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महामञ्जुश्री नगरकोट</text:p>
          </table:table-cell>
          <table:table-cell table:style-name="ce2" office:value-type="string" calcext:value-type="string">
            <text:p><text:a xlink:href="http://www.mahamanjushreenagarkotmun.gov.np/ne" xlink:type="simple">http://www.mahamanjushreenagarkot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महालक्ष्मी</text:p>
          </table:table-cell>
          <table:table-cell table:style-name="ce2" office:value-type="string" calcext:value-type="string">
            <text:p><text:a xlink:href="http://www.mahalaxmimun.gov.np/ne" xlink:type="simple">http://www.mahalaxmi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माडी</text:p>
          </table:table-cell>
          <table:table-cell table:style-name="ce2" office:value-type="string" calcext:value-type="string">
            <text:p><text:a xlink:href="http://www.maddimun.gov.np/ne" xlink:type="simple">http://www.maddi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मादि</text:p>
          </table:table-cell>
          <table:table-cell table:style-name="ce2" office:value-type="string" calcext:value-type="string">
            <text:p><text:a xlink:href="http://www.madimun.gov.np/ne" xlink:type="simple">http://www.madi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मिथिला</text:p>
          </table:table-cell>
          <table:table-cell table:style-name="ce2" office:value-type="string" calcext:value-type="string">
            <text:p><text:a xlink:href="http://www.mithilamun.gov.np/ne" xlink:type="simple">http://www.mithila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मिर्चैया</text:p>
          </table:table-cell>
          <table:table-cell table:style-name="ce2" office:value-type="string" calcext:value-type="string">
            <text:p><text:a xlink:href="http://www.mirchaiyamun.gov.np/ne" xlink:type="simple">http://www.mirchaiya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मुसिकोट</text:p>
          </table:table-cell>
          <table:table-cell table:style-name="ce2" office:value-type="string" calcext:value-type="string">
            <text:p><text:a xlink:href="http://www.musikotmun.gov.np/ne" xlink:type="simple">http://www.musikot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मेचीनगर</text:p>
          </table:table-cell>
          <table:table-cell table:style-name="ce2" office:value-type="string" calcext:value-type="string">
            <text:p><text:a xlink:href="http://mechinagarmun.gov.np/ne" xlink:type="simple">http://mechinagar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मेलम्ची</text:p>
          </table:table-cell>
          <table:table-cell table:style-name="ce2" office:value-type="string" calcext:value-type="string">
            <text:p><text:a xlink:href="http://www.melamchimun.gov.np/ne" xlink:type="simple">http://www.melamchi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म्याङ्लुङ</text:p>
          </table:table-cell>
          <table:table-cell table:style-name="ce2" office:value-type="string" calcext:value-type="string">
            <text:p><text:a xlink:href="http://www.myanglungmun.gov.np/ne" xlink:type="simple">http://www.myanglung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रंगेली</text:p>
          </table:table-cell>
          <table:table-cell table:style-name="ce2" office:value-type="string" calcext:value-type="string">
            <text:p><text:a xlink:href="http://www.rangelimun.gov.np/ne" xlink:type="simple">http://www.rangeli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राईनास</text:p>
          </table:table-cell>
          <table:table-cell table:style-name="ce2" office:value-type="string" calcext:value-type="string">
            <text:p><text:a xlink:href="http://rainasmun.gov.np/ne" xlink:type="simple">http://rainas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राजविराज</text:p>
          </table:table-cell>
          <table:table-cell table:style-name="ce2" office:value-type="string" calcext:value-type="string">
            <text:p><text:a xlink:href="http://rajbiraj.municipality.gov.np/ne" xlink:type="simple">http://rajbiraj.municipality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राजापुर</text:p>
          </table:table-cell>
          <table:table-cell table:style-name="ce2" office:value-type="string" calcext:value-type="string">
            <text:p><text:a xlink:href="http://www.rajapurmun.gov.np/ne" xlink:type="simple">http://www.rajapur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राप्ती</text:p>
          </table:table-cell>
          <table:table-cell table:style-name="ce2" office:value-type="string" calcext:value-type="string">
            <text:p><text:a xlink:href="http://raptimun.gov.np/ne" xlink:type="simple">http://rapti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रामग्राम</text:p>
          </table:table-cell>
          <table:table-cell table:style-name="ce2" office:value-type="string" calcext:value-type="string">
            <text:p><text:a xlink:href="http://ramgrammun.gov.np/?language=ne" xlink:type="simple">http://ramgrammun.gov.np/?language=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रामधुनीभाषी</text:p>
          </table:table-cell>
          <table:table-cell table:style-name="ce2" office:value-type="string" calcext:value-type="string">
            <text:p><text:a xlink:href="http://www.ramdhunibhasimun.gov.np/ne" xlink:type="simple">http://www.ramdhunibhasi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रामपुर</text:p>
          </table:table-cell>
          <table:table-cell table:style-name="ce2" office:value-type="string" calcext:value-type="string">
            <text:p><text:a xlink:href="http://www.rampurmun.gov.np/ne" xlink:type="simple">http://www.rampur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रामेछाप</text:p>
          </table:table-cell>
          <table:table-cell table:style-name="ce2" office:value-type="string" calcext:value-type="string">
            <text:p><text:a xlink:href="http://www.ramechhapmun.gov.np/ne" xlink:type="simple">http://www.ramechhap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रेसुङ्गा</text:p>
          </table:table-cell>
          <table:table-cell table:style-name="ce2" office:value-type="string" calcext:value-type="string">
            <text:p><text:a xlink:href="http://www.resungamun.gov.np/ne" xlink:type="simple">http://www.resunga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लमही</text:p>
          </table:table-cell>
          <table:table-cell table:style-name="ce2" office:value-type="string" calcext:value-type="string">
            <text:p><text:a xlink:href="http://www.lamahimun.gov.np/ne" xlink:type="simple">http://www.lamahi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लम्की चुहा</text:p>
          </table:table-cell>
          <table:table-cell table:style-name="ce2" office:value-type="string" calcext:value-type="string">
            <text:p><text:a xlink:href="http://www.lamkichuhamun.gov.np/ne" xlink:type="simple">http://www.lamkichuha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ललितपुर</text:p>
          </table:table-cell>
          <table:table-cell table:style-name="ce2" office:value-type="string" calcext:value-type="string">
            <text:p><text:a xlink:href="http://lalitpurmun.gov.np/" xlink:type="simple">http://lalitpurmun.gov.np/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लहान</text:p>
          </table:table-cell>
          <table:table-cell table:style-name="ce2" office:value-type="string" calcext:value-type="string">
            <text:p><text:a xlink:href="http://lahanmun.gov.np/ne" xlink:type="simple">http://lahan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लालबन्दी</text:p>
          </table:table-cell>
          <table:table-cell table:style-name="ce2" office:value-type="string" calcext:value-type="string">
            <text:p><text:a xlink:href="http://www.laalbandimun.gov.np/ne" xlink:type="simple">http://www.laalbandi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लालीगुराँस</text:p>
          </table:table-cell>
          <table:table-cell table:style-name="ce2" office:value-type="string" calcext:value-type="string">
            <text:p><text:a xlink:href="http://laliguransmun.gov.np/ne" xlink:type="simple">http://laligurans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लिबांग</text:p>
          </table:table-cell>
          <table:table-cell table:style-name="ce2" office:value-type="string" calcext:value-type="string">
            <text:p><text:a xlink:href="http://www.libangmun.gov.np/ne" xlink:type="simple">http://www.libang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लेखनाथ</text:p>
          </table:table-cell>
          <table:table-cell table:style-name="ce2" office:value-type="string" calcext:value-type="string">
            <text:p><text:a xlink:href="http://lekhnathmun.gov.np/?language=ne" xlink:type="simple">http://lekhnathmun.gov.np/?language=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लेतांग भोगटेनी</text:p>
          </table:table-cell>
          <table:table-cell table:style-name="ce2" office:value-type="string" calcext:value-type="string">
            <text:p><text:a xlink:href="http://www.letangbhogatenimun.gov.np/ne" xlink:type="simple">http://www.letangbhogateni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वालिङ</text:p>
          </table:table-cell>
          <table:table-cell table:style-name="ce2" office:value-type="string" calcext:value-type="string">
            <text:p><text:a xlink:href="http://walingmun.gov.np/?language=ne" xlink:type="simple">http://walingmun.gov.np/?language=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विराटनगर</text:p>
          </table:table-cell>
          <table:table-cell table:style-name="ce2" office:value-type="string" calcext:value-type="string">
            <text:p><text:a xlink:href="http://biratnagarmun.gov.np/ne" xlink:type="simple">http://biratnagar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वीरगंज</text:p>
          </table:table-cell>
          <table:table-cell table:style-name="ce2" office:value-type="string" calcext:value-type="string">
            <text:p><text:a xlink:href="http://birgunjmun.gov.np/" xlink:type="simple">http://birgunjmun.gov.np/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वीरेन्द्रनगर</text:p>
          </table:table-cell>
          <table:table-cell table:style-name="ce2" office:value-type="string" calcext:value-type="string">
            <text:p><text:a xlink:href="http://birendranagarmun.gov.np/" xlink:type="simple">http://birendranagarmun.gov.np/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वेलडाँडी</text:p>
          </table:table-cell>
          <table:table-cell table:style-name="ce2" office:value-type="string" calcext:value-type="string">
            <text:p><text:a xlink:href="http://beldandimun.gov.np/ne" xlink:type="simple">http://beldandi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व्यास</text:p>
          </table:table-cell>
          <table:table-cell table:style-name="ce2" office:value-type="string" calcext:value-type="string">
            <text:p><text:a xlink:href="http://vyasmun.gov.np/" xlink:type="simple">http://vyasmun.gov.np/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शंखरापुर</text:p>
          </table:table-cell>
          <table:table-cell table:style-name="ce2" office:value-type="string" calcext:value-type="string">
            <text:p><text:a xlink:href="http://www.shankharapurmun.gov.np/ne" xlink:type="simple">http://www.shankharapur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शम्भुनाथ</text:p>
          </table:table-cell>
          <table:table-cell table:style-name="ce2" office:value-type="string" calcext:value-type="string">
            <text:p><text:a xlink:href="http://www.shambhunathmun.gov.np/ne" xlink:type="simple">http://www.shambhunath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शानीअर्जुन</text:p>
          </table:table-cell>
          <table:table-cell table:style-name="ce2" office:value-type="string" calcext:value-type="string">
            <text:p><text:a xlink:href="http://www.shaniarjunmun.gov.np/ne" xlink:type="simple">http://www.shaniarjun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शारदा</text:p>
          </table:table-cell>
          <table:table-cell table:style-name="ce2" office:value-type="string" calcext:value-type="string">
            <text:p><text:a xlink:href="http://www.shaaradamun.gov.np/ne" xlink:type="simple">http://www.shaarada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शिवराज</text:p>
          </table:table-cell>
          <table:table-cell table:style-name="ce2" office:value-type="string" calcext:value-type="string">
            <text:p><text:a xlink:href="http://www.shivarajmun.gov.np/ne" xlink:type="simple">http://www.shivaraj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शिवसताक्षी</text:p>
          </table:table-cell>
          <table:table-cell table:style-name="ce2" office:value-type="string" calcext:value-type="string">
            <text:p><text:a xlink:href="http://www.shivasataximun.gov.np/ne" xlink:type="simple">http://www.shivasataxi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शुक्ला गण्डकी</text:p>
          </table:table-cell>
          <table:table-cell table:style-name="ce2" office:value-type="string" calcext:value-type="string">
            <text:p><text:a xlink:href="http://www.shuklagandakimun.gov.np/ne" xlink:type="simple">http://www.shuklagandaki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शुभाघाट गंगामाला</text:p>
          </table:table-cell>
          <table:table-cell table:style-name="ce2" office:value-type="string" calcext:value-type="string">
            <text:p><text:a xlink:href="http://shubhaghatgangamalamun.gov.np/ne" xlink:type="simple">http://shubhaghatgangamala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षडानन्द</text:p>
          </table:table-cell>
          <table:table-cell table:style-name="ce2" office:value-type="string" calcext:value-type="string">
            <text:p><text:a xlink:href="http://www.shadanandmun.gov.np/ne" xlink:type="simple">http://www.shadanand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सप्तकोशी</text:p>
          </table:table-cell>
          <table:table-cell table:style-name="ce2" office:value-type="string" calcext:value-type="string">
            <text:p><text:a xlink:href="http://www.saptakoshimun.gov.np/ne" xlink:type="simple">http://www.saptakoshi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सबैला</text:p>
          </table:table-cell>
          <table:table-cell table:style-name="ce2" office:value-type="string" calcext:value-type="string">
            <text:p><text:a xlink:href="http://www.sabailamun.gov.np/ne" xlink:type="simple">http://www.sabaila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साँफेबगर</text:p>
          </table:table-cell>
          <table:table-cell table:style-name="ce2" office:value-type="string" calcext:value-type="string">
            <text:p><text:a xlink:href="http://www.sanfebagarmun.gov.np/ne" xlink:type="simple">http://www.sanfebagar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सानोश्रीताराताल</text:p>
          </table:table-cell>
          <table:table-cell table:style-name="ce2" office:value-type="string" calcext:value-type="string">
            <text:p><text:a xlink:href="http://www.sanoshreetaratalmun.gov.np/ne" xlink:type="simple">http://www.sanoshreetaratal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सिद्धार्थनगर</text:p>
          </table:table-cell>
          <table:table-cell table:style-name="ce2" office:value-type="string" calcext:value-type="string">
            <text:p><text:a xlink:href="http://siddharthanagarmun.gov.np/?language=ne" xlink:type="simple">http://siddharthanagarmun.gov.np/?language=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सिद्धीचरण</text:p>
          </table:table-cell>
          <table:table-cell table:style-name="ce2" office:value-type="string" calcext:value-type="string">
            <text:p><text:a xlink:href="http://www.siddhicharanmun.gov.np/ne" xlink:type="simple">http://www.siddhicharan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सिम्रोनगढ</text:p>
          </table:table-cell>
          <table:table-cell table:style-name="ce2" office:value-type="string" calcext:value-type="string">
            <text:p><text:a xlink:href="http://www.simraungadhmun.gov.np/ne" xlink:type="simple">http://www.simraungadh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सिरहा</text:p>
          </table:table-cell>
          <table:table-cell table:style-name="ce2" office:value-type="string" calcext:value-type="string">
            <text:p><text:a xlink:href="http://sirahamun.gov.np/ne" xlink:type="simple">http://siraha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सुखिपुर</text:p>
          </table:table-cell>
          <table:table-cell table:style-name="ce2" office:value-type="string" calcext:value-type="string">
            <text:p><text:a xlink:href="http://sukhipurmun.gov.np/ne" xlink:type="simple">http://sukhipur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सुनवल</text:p>
          </table:table-cell>
          <table:table-cell table:style-name="ce2" office:value-type="string" calcext:value-type="string">
            <text:p><text:a xlink:href="http://www.sunwalmun.gov.np/ne" xlink:type="simple">http://www.sunwal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सुन्दर दुलारी</text:p>
          </table:table-cell>
          <table:table-cell table:style-name="ce2" office:value-type="string" calcext:value-type="string">
            <text:p><text:a xlink:href="http://www.sundardularimun.gov.np/ne" xlink:type="simple">http://www.sundardulari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सुन्दरबजार</text:p>
          </table:table-cell>
          <table:table-cell table:style-name="ce2" office:value-type="string" calcext:value-type="string">
            <text:p><text:a xlink:href="http://www.sundarbazarmun.gov.np/ne" xlink:type="simple">http://www.sundarbazar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सुर्यविनायक</text:p>
          </table:table-cell>
          <table:table-cell table:style-name="ce2" office:value-type="string" calcext:value-type="string">
            <text:p><text:a xlink:href="http://www.suryabinayakmun.gov.np/ne" xlink:type="simple">http://www.suryabinayak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सुर्यविनायक</text:p>
          </table:table-cell>
          <table:table-cell table:style-name="ce2" office:value-type="string" calcext:value-type="string">
            <text:p><text:a xlink:href="http://www.suryabinayakmun.gov.np/ne" xlink:type="simple">http://www.suryabinayak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सुर्योदय</text:p>
          </table:table-cell>
          <table:table-cell table:style-name="ce2" office:value-type="string" calcext:value-type="string">
            <text:p><text:a xlink:href="http://www.suryodayamun.gov.np/ne" xlink:type="simple">http://www.suryodaya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सैना मैना</text:p>
          </table:table-cell>
          <table:table-cell table:style-name="ce2" office:value-type="string" calcext:value-type="string">
            <text:p><text:a xlink:href="http://www.sainamainamun.gov.np/ne" xlink:type="simple">http://www.sainamaina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हनुमाननगर योगिनिमाई</text:p>
          </table:table-cell>
          <table:table-cell table:style-name="ce2" office:value-type="string" calcext:value-type="string">
            <text:p><text:a xlink:href="http://hanumannagaryoginimaimun.gov.np/ne" xlink:type="simple">http://hanumannagaryoginimaimun.gov.np/ne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हेटौडा</text:p>
          </table:table-cell>
          <table:table-cell table:style-name="ce2" office:value-type="string" calcext:value-type="string">
            <text:p><text:a xlink:href="http://hetaudamun.gov.np/?language=ne" xlink:type="simple">http://hetaudamun.gov.np/?language=ne</text:a></text:p>
          </table:table-cell>
          <table:table-cell table:number-columns-repeated="1022"/>
        </table:table-row>
        <table:table-row table:style-name="ro3" table:number-rows-repeated="104836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ntarell" svg:font-family="Cantarell" style:font-pitch="variable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7">00/00/0000</text:date>, <text:time style:data-style-name="N2" text:time-value="17:25:09.2357362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2.1.0$Linux_X86_64 LibreOffice_project/00m0$Build-1</meta:generator>
    <dc:date>2018-04-07T17:26:13.891166926</dc:date>
    <meta:editing-duration>PT1M6S</meta:editing-duration>
    <meta:editing-cycles>1</meta:editing-cycles>
    <meta:document-statistic meta:table-count="1" meta:cell-count="416" meta:object-count="0"/>
  </office:meta>
</office:document-meta>
</file>